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language="el" fo:country="GR"/>
    </style:style>
    <style:style style:name="P2" style:family="paragraph" style:parent-style-name="Standard">
      <style:text-properties fo:language="el" fo:country="GR" officeooo:rsid="000b3388" officeooo:paragraph-rsid="000b3388"/>
    </style:style>
    <style:style style:name="P3" style:family="paragraph" style:parent-style-name="Standard">
      <style:text-properties fo:language="el" fo:country="GR" officeooo:rsid="000b3388" officeooo:paragraph-rsid="00145dad"/>
    </style:style>
    <style:style style:name="P4" style:family="paragraph" style:parent-style-name="Standard">
      <style:text-properties fo:language="el" fo:country="GR" style:text-underline-style="solid" style:text-underline-width="auto" style:text-underline-color="font-color" officeooo:rsid="000b3388" officeooo:paragraph-rsid="000b3388"/>
    </style:style>
    <style:style style:name="P5" style:family="paragraph" style:parent-style-name="Standard">
      <style:text-properties fo:language="en" fo:country="US" officeooo:rsid="000b3388" officeooo:paragraph-rsid="000b3388"/>
    </style:style>
    <style:style style:name="P6" style:family="paragraph" style:parent-style-name="Standard">
      <style:text-properties fo:language="en" fo:country="US" officeooo:rsid="00128097" officeooo:paragraph-rsid="00128097"/>
    </style:style>
    <style:style style:name="P7" style:family="paragraph" style:parent-style-name="Standard">
      <style:text-properties fo:language="en" fo:country="US" officeooo:rsid="00145dad" officeooo:paragraph-rsid="00145dad"/>
    </style:style>
    <style:style style:name="P8" style:family="paragraph" style:parent-style-name="Standard">
      <style:text-properties officeooo:paragraph-rsid="00128097"/>
    </style:style>
    <style:style style:name="P9" style:family="paragraph" style:parent-style-name="Standard">
      <style:text-properties officeooo:rsid="00145dad" officeooo:paragraph-rsid="00145dad"/>
    </style:style>
    <style:style style:name="P10" style:family="paragraph" style:parent-style-name="Standard">
      <style:text-properties fo:color="#000000" loext:opacity="100%" style:font-name="Liberation Serif" fo:font-size="12pt" fo:font-weight="normal" officeooo:rsid="00128097" officeooo:paragraph-rsid="00128097" fo:background-color="#ffffff" style:font-size-asian="12pt" style:font-size-complex="12pt"/>
    </style:style>
    <style:style style:name="P11" style:family="paragraph" style:parent-style-name="Standard">
      <style:text-properties fo:color="#000000" loext:opacity="100%" style:font-name="Liberation Serif" fo:font-size="12pt" fo:font-weight="normal" officeooo:rsid="00145dad" officeooo:paragraph-rsid="00145dad" fo:background-color="#ffffff" style:font-size-asian="12pt" style:font-size-complex="12pt"/>
    </style:style>
    <style:style style:name="P12" style:family="paragraph" style:parent-style-name="Standard">
      <style:text-properties fo:color="#000000" loext:opacity="100%" style:font-name="Liberation Serif" fo:font-size="12pt" fo:language="en" fo:country="US" fo:font-weight="normal" officeooo:rsid="00181481" officeooo:paragraph-rsid="00145dad" fo:background-color="#ffffff" style:font-size-asian="12pt" style:font-size-complex="12pt"/>
    </style:style>
    <style:style style:name="P13" style:family="paragraph" style:parent-style-name="Standard">
      <style:text-properties fo:color="#000000" loext:opacity="100%" style:font-name="Liberation Serif" fo:font-size="12pt" fo:language="en" fo:country="US" fo:font-weight="normal" officeooo:rsid="00181481" officeooo:paragraph-rsid="00181481" fo:background-color="#ffffff" style:font-size-asian="12pt" style:font-size-complex="12pt"/>
    </style:style>
    <style:style style:name="P14" style:family="paragraph" style:parent-style-name="Standard">
      <style:text-properties fo:color="#000000" loext:opacity="100%" fo:language="en" fo:country="US" officeooo:rsid="000c74b1" officeooo:paragraph-rsid="000b3388"/>
    </style:style>
    <style:style style:name="P15" style:family="paragraph" style:parent-style-name="Standard">
      <style:paragraph-properties>
        <style:tab-stops/>
      </style:paragraph-properties>
      <style:text-properties fo:language="en" fo:country="US" officeooo:rsid="00145dad" officeooo:paragraph-rsid="00145dad"/>
    </style:style>
    <style:style style:name="P16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4a87"/>
    </style:style>
    <style:style style:name="T3" style:family="text">
      <style:text-properties fo:language="en" fo:country="US" officeooo:rsid="00128097"/>
    </style:style>
    <style:style style:name="T4" style:family="text">
      <style:text-properties fo:language="en" fo:country="US" officeooo:rsid="00145da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14a87"/>
    </style:style>
    <style:style style:name="T7" style:family="text">
      <style:text-properties fo:color="#000000" loext:opacity="100%" style:font-name="Liberation Serif" fo:font-size="12pt" fo:font-weight="normal" fo:background-color="#ffffff" loext:char-shading-value="0" style:font-size-asian="12pt" style:font-size-complex="12pt"/>
    </style:style>
    <style:style style:name="T8" style:family="text">
      <style:text-properties fo:color="#000000" loext:opacity="100%" style:font-name="Liberation Serif" fo:font-size="12pt" fo:font-weight="normal" officeooo:rsid="00128097" fo:background-color="#ffffff" loext:char-shading-value="0" style:font-size-asian="12pt" style:font-size-complex="12pt"/>
    </style:style>
    <style:style style:name="T9" style:family="text">
      <style:text-properties fo:color="#000000" loext:opacity="100%" style:font-name="Liberation Serif" fo:font-size="12pt" fo:font-weight="normal" officeooo:rsid="00181481" fo:background-color="#ffffff" loext:char-shading-value="0" style:font-size-asian="12pt" style:font-size-complex="12pt"/>
    </style:style>
    <style:style style:name="T10" style:family="text">
      <style:text-properties officeooo:rsid="00145dad"/>
    </style:style>
    <style:style style:name="gr1" style:family="graphic">
      <style:graphic-properties svg:stroke-color="#000000" draw:marker-start="Arrow" draw:marker-start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2"><text:span text:style-name="T5">Αλγόριθμος:</text:span> <text:span text:style-name="T6">= </text:span><text:span text:style-name="T2">SocialFriends</text:span></text:p>
      <text:p text:style-name="P2"><text:span text:style-name="T5">Είσοδος:</text:span> <text:span text:style-name="T2">relations</text:span><text:span text:style-name="T1">[]</text:span><text:span text:style-name="T2">[]</text:span><text:span text:style-name="T1">, </text:span><text:span text:style-name="T2">names</text:span><text:span text:style-name="T1">[], </text:span></text:p>
      <text:p text:style-name="P2"><text:span text:style-name="T5">Έξοδος:</text:span> <text:span text:style-name="T2">present[], total_friends</text:span></text:p>
      <text:p text:style-name="P5"/>
      <text:p text:style-name="P5"/>
      <text:p text:style-name="P6">sum_of_sums = 1</text:p>
      <text:p text:style-name="P8"><text:span text:style-name="T3">present = </text:span><text:span text:style-name="T7">{1, 1, 1, 1, 1, 1, 1, 1, 1, 1, 1, 1, 1}</text:span></text:p>
      <text:p text:style-name="P10"/>
      <text:p text:style-name="P10">while sum_of_sums != 0:</text:p>
      <text:p text:style-name="P10"><draw:line text:anchor-type="paragraph" draw:z-index="0" draw:name="Horizontal line 21" draw:style-name="gr1" draw:text-style-name="P16" svg:x1="0.8335in" svg:y1="0.0984in" svg:x2="1.085in" svg:y2="0.0984in"><text:p/></draw:line><text:tab/>for i <text:s text:c="3"/><text:tab/> <text:s text:c="3"/>1 to 13:</text:p>
      <text:p text:style-name="P10"><text:tab/><text:tab/>sums[i] = 0</text:p>
      <text:p text:style-name="P10"><text:tab/><text:tab/>if present[i] == 1:</text:p>
      <text:p text:style-name="P10"><draw:line text:anchor-type="paragraph" draw:z-index="1" draw:name="Horizontal line 22" draw:style-name="gr1" draw:text-style-name="P16" svg:x1="1.8402in" svg:y1="0.1075in" svg:x2="2.0917in" svg:y2="0.1075in"><text:p/></draw:line><text:tab/><text:tab/><text:tab/>for j <text:s text:c="9"/>1 to 13:</text:p>
      <text:p text:style-name="P10"><text:tab/><text:tab/><text:tab/><text:tab/>sums[i] = sums[i] + relations[i][j]</text:p>
      <text:p text:style-name="P10"/>
      <text:p text:style-name="P10"><text:tab/>temp_max = position_of_max(13, sums)</text:p>
      <text:p text:style-name="P11"><text:tab/>present[temp_max] = 0;</text:p>
      <text:p text:style-name="P11"><text:tab/>sums_of_sums = 0;</text:p>
      <text:p text:style-name="P9"><draw:line text:anchor-type="paragraph" draw:z-index="2" draw:name="Horizontal line 23" draw:style-name="gr1" draw:text-style-name="P16" svg:x1="0.8335in" svg:y1="0.0984in" svg:x2="1.085in" svg:y2="0.0984in"><text:p/></draw:line><text:span text:style-name="T7"><text:tab/></text:span><text:span text:style-name="T8">for </text:span><text:span text:style-name="T7">n</text:span><text:span text:style-name="T8"> <text:s text:c="3"/><text:tab/> <text:s text:c="3"/>1 to 13:</text:span><text:span text:style-name="T7"> </text:span></text:p>
      <text:p text:style-name="P11"><text:tab/><text:tab/>if present[n] == 1:</text:p>
      <text:p text:style-name="P11"><text:tab/><text:tab/><text:tab/>sums_of_sums = sums_of_sums + sum[n]</text:p>
      <text:p text:style-name="P6"/>
      <text:p text:style-name="P6"/>
      <text:p text:style-name="P7">total_friends = 0</text:p>
      <text:p text:style-name="P7"><draw:line text:anchor-type="paragraph" draw:z-index="3" draw:name="Horizontal line 24" draw:style-name="gr1" draw:text-style-name="P16" svg:x1="0.3299in" svg:y1="0.1157in" svg:x2="0.5815in" svg:y2="0.1157in"><text:p/></draw:line><text:span text:style-name="T8">for </text:span><text:span text:style-name="T7">k</text:span><text:span text:style-name="T8"> <text:s text:c="3"/><text:tab/> <text:s text:c="3"/>1 to 13:</text:span></text:p>
      <text:p text:style-name="P7"><text:span text:style-name="T8"><text:tab/></text:span><text:span text:style-name="T7">total_friends = total_friends + present[k]</text:span></text:p>
      <text:p text:style-name="P7"><text:span text:style-name="T7"><text:tab/></text:span><text:span text:style-name="T9">if present[k] == 1:</text:span></text:p>
      <text:p text:style-name="P12"><text:tab/><text:tab/>print(name[k])</text:p>
      <text:p text:style-name="P13">print(total_friends)</text:p>
      <text:p text:style-name="P13"/>
      <text:p text:style-name="P5"><text:tab/></text:p>
      <text:p text:style-name="P5"/>
      <text:p text:style-name="P5"/>
      <text:p text:style-name="P5"/>
      <text:p text:style-name="P3"><text:span text:style-name="T5">Αλγόριθμος:</text:span> <text:span text:style-name="T6">= </text:span><text:span text:style-name="T4">position_of_max</text:span></text:p>
      <text:p text:style-name="P3"><text:span text:style-name="T5">Είσοδος:</text:span> <text:span text:style-name="T4">size, array</text:span><text:span text:style-name="T1"> </text:span></text:p>
      <text:p text:style-name="P3"><text:span text:style-name="T5">Έξοδος:</text:span> <text:span text:style-name="T4">position</text:span></text:p>
      <text:p text:style-name="P5"/>
      <text:p text:style-name="P7">position = 0</text:p>
      <text:p text:style-name="P7">max = array[position]</text:p>
      <text:p text:style-name="P7"><draw:line text:anchor-type="paragraph" draw:z-index="4" draw:name="Horizontal line 1" draw:style-name="gr1" draw:text-style-name="P16" svg:x1="0.3299in" svg:y1="0.1157in" svg:x2="0.5815in" svg:y2="0.1157in"><text:p/></draw:line>for i <text:s text:c="8"/>1 to 13:</text:p>
      <text:p text:style-name="P15"><text:tab/>if max &lt; array[i]:</text:p>
      <text:p text:style-name="P7"><text:tab/><text:tab/>max = array[i]</text:p>
      <text:p text:style-name="P5"><text:tab/><text:tab/><text:span text:style-name="T10">position = i</text:span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l" fo:country="GR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Καραγιάννης Σωτήριος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30T20:28:38.846000000</meta:creation-date>
    <meta:generator>LibreOffice/7.2.2.2$Windows_X86_64 LibreOffice_project/02b2acce88a210515b4a5bb2e46cbfb63fe97d56</meta:generator>
    <dc:date>2021-12-31T16:35:55.890000000</dc:date>
    <meta:editing-duration>PT22M56S</meta:editing-duration>
    <meta:editing-cycles>4</meta:editing-cycles>
    <meta:document-statistic meta:table-count="0" meta:image-count="0" meta:object-count="0" meta:page-count="1" meta:paragraph-count="34" meta:word-count="127" meta:character-count="792" meta:non-whitespace-character-count="623"/>
  </office:meta>
</office:document-meta>
</file>